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paragraph-rsid="000f5b78" style:font-size-asian="12pt" style:font-style-asian="italic" style:font-size-complex="12pt" style:font-style-complex="italic"/>
    </style:style>
    <style:style style:name="P2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rsid="000f15fe" officeooo:paragraph-rsid="000f5b78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EasyReadingPRO" fo:font-size="12pt" fo:font-weight="bold" officeooo:rsid="001104b9" officeooo:paragraph-rsid="001104b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EasyReadingPRO" fo:font-size="12pt" fo:font-style="italic" officeooo:rsid="000f15fe" officeooo:paragraph-rsid="001104b9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104b9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EasyReadingPRO" fo:font-size="12pt" officeooo:rsid="000f15fe" officeooo:paragraph-rsid="000f15fe" style:font-size-asian="12pt" style:font-size-complex="12pt"/>
    </style:style>
    <style:style style:name="P7" style:family="paragraph" style:parent-style-name="Normale" style:master-page-name="MP0">
      <style:paragraph-properties style:page-number="auto" fo:break-before="page"/>
      <style:text-properties style:font-name="EasyReadingPRO" fo:font-size="12pt" fo:font-weight="bold" officeooo:paragraph-rsid="000f5b78" style:font-size-asian="12pt" style:font-weight-asian="bold" style:font-size-complex="12pt" style:font-weight-complex="bold"/>
    </style:style>
    <style:style style:name="P8" style:family="paragraph" style:parent-style-name="Paragrafo_20_elenco" style:list-style-name="L1">
      <style:paragraph-properties fo:margin-top="0.101cm" fo:margin-bottom="0.101cm" style:contextual-spacing="false"/>
      <style:text-properties style:font-name="EasyReadingPRO" fo:font-size="12pt" officeooo:paragraph-rsid="000f5b78" style:font-size-asian="12pt" style:font-size-complex="12pt"/>
    </style:style>
    <style:style style:name="P9" style:family="paragraph" style:parent-style-name="Paragrafo_20_elenco" style:list-style-name="L1">
      <style:paragraph-properties fo:margin-top="0.101cm" fo:margin-bottom="0.101cm" style:contextual-spacing="false" fo:line-height="100%"/>
      <style:text-properties style:font-name="EasyReadingPRO" fo:font-size="12pt" officeooo:paragraph-rsid="000f5b78" style:font-size-asian="12pt" style:font-size-complex="12pt"/>
    </style:style>
    <style:style style:name="P10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officeooo:rsid="000f15fe" officeooo:paragraph-rsid="001104b9" style:font-size-asian="12pt" style:font-size-complex="12pt"/>
    </style:style>
    <style:style style:name="P11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fo:font-style="italic" officeooo:rsid="000f5b78" officeooo:paragraph-rsid="001104b9" style:font-size-asian="12pt" style:font-style-asian="italic" style:font-size-complex="12pt" style:font-style-complex="italic"/>
    </style:style>
    <style:style style:name="P12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ize="12pt" fo:font-style="italic" officeooo:rsid="000f15fe" officeooo:paragraph-rsid="001104b9" style:font-size-asian="12pt" style:font-style-asian="italic" style:font-size-complex="12pt" style:font-style-complex="italic"/>
    </style:style>
    <style:style style:name="P13" style:family="paragraph" style:parent-style-name="Standard" style:list-style-name="L3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104b9" style:font-size-asian="12pt" style:font-style-asian="normal" style:font-size-complex="12pt" style:font-style-complex="normal"/>
    </style:style>
    <style:style style:name="P14" style:family="paragraph" style:parent-style-name="Standard" style:list-style-name="L3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2005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EasyReadingPRO" fo:font-size="12pt" fo:font-style="normal" officeooo:rsid="001104b9" officeooo:paragraph-rsid="001104b9" style:font-size-asian="12pt" style:font-style-asian="normal" style:font-size-complex="12pt" style:font-style-complex="normal"/>
    </style:style>
    <style:style style:name="P16" style:family="paragraph" style:parent-style-name="Standard" style:list-style-name="L3">
      <style:paragraph-properties fo:margin-top="0.101cm" fo:margin-bottom="0.101cm" style:contextual-spacing="false"/>
      <style:text-properties style:font-name="EasyReadingPRO" fo:font-size="12pt" fo:font-style="normal" officeooo:rsid="00135669" officeooo:paragraph-rsid="00135669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top="0.101cm" fo:margin-bottom="0.101cm" style:contextual-spacing="false" fo:break-before="page"/>
      <style:text-properties style:font-name="EasyReadingPRO" fo:font-style="normal" fo:font-weight="bold" officeooo:rsid="001104b9" officeooo:paragraph-rsid="001104b9" style:font-style-asian="normal" style:font-weight-asian="bold" style:font-style-complex="normal" style:font-weight-complex="bold"/>
    </style:style>
    <style:style style:name="P18" style:family="paragraph" style:parent-style-name="Table_20_Contents">
      <style:text-properties style:font-name="EasyReadingPRO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15fe" style:font-size-asian="12pt" style:font-size-complex="12pt"/>
    </style:style>
    <style:style style:name="T3" style:family="text">
      <style:text-properties officeooo:rsid="0012005e"/>
    </style:style>
    <style:style style:name="T4" style:family="text">
      <style:text-properties officeooo:rsid="0013870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quenza di Viola</text:p>
      <text:list xml:id="list2376186331" text:style-name="L1">
        <text:list-item>
          <text:p text:style-name="P8">(Sceglie se lavorare ai turni preparatori (in cucina) o ai turni di servizio)</text:p>
        </text:list-item>
        <text:list-item>
          <text:p text:style-name="P8">Aggiunge un turno al calendario, eventualmente specificando una ricorrenza e/o un luogo diverso dalla sede</text:p>
        </text:list-item>
      </text:list>
      <text:p text:style-name="P1">Ripete passo 2 finché non è soddisfatta</text:p>
      <text:list xml:id="list155944082845347" text:continue-numbering="true" text:style-name="L1">
        <text:list-item>
          <text:p text:style-name="P9">Se necessario raggruppa un insieme di turni</text:p>
        </text:list-item>
      </text:list>
      <text:p text:style-name="P1">Ripete passo 3 finché non è soddisfatta</text:p>
      <text:list xml:id="list155945223769217" text:continue-numbering="true" text:style-name="L1">
        <text:list-item>
          <text:p text:style-name="P9">Se necessario, modifica o elimina un turno o un gruppo di turni, eventualmente specificando la ricorrenza</text:p>
        </text:list-item>
      </text:list>
      <text:p text:style-name="P1">Ripete passo 4 finché non è soddisfatta</text:p>
      <text:p text:style-name="P1">Se vuole torna al passo 2, altrimenti prosegue con i turni <text:tab/>di servizio oppure termina</text:p>
      <text:list xml:id="list155943956299475" text:continue-numbering="true" text:style-name="L1">
        <text:list-item>
          <text:p text:style-name="P9">Seleziona un evento dalla lista di eventi programmati</text:p>
        </text:list-item>
        <text:list-item>
          <text:p text:style-name="P9">Seleziona un particolare servizio dall’evento considerato</text:p>
        </text:list-item>
      </text:list>
      <text:p text:style-name="P2">Torna al passo 2 (per definire i turni di servizio)</text:p>
      <text:p text:style-name="P6"/>
      <text:p text:style-name="P3">Sequenza di Alex</text:p>
      <text:list xml:id="list3445173127" text:style-name="L2">
        <text:list-item>
          <text:p text:style-name="P10">Sceglie se lavorare su turni di cucina o di servizio</text:p>
        </text:list-item>
        <text:list-item>
          <text:p text:style-name="P10">Sceglie una data sul calendario</text:p>
        </text:list-item>
        <text:list-item>
          <text:p text:style-name="P10">Inserisce un turno indicando la periodicità, il luogo e la durata</text:p>
          <text:p text:style-name="P11">Se vuole torna al passo 2 altrimenti prosegue</text:p>
        </text:list-item>
        <text:list-item>
          <text:p text:style-name="P10">Se è in definizione un turno di servizio può impostare una data limite per togliere la disponibilità</text:p>
        </text:list-item>
        <text:list-item>
          <text:p text:style-name="P10">Se necessario modifica e/o elimina un turno o un gruppo di turni </text:p>
          <text:p text:style-name="P12">Se soddisfatto prosegue, altrimenti torna al passo 2</text:p>
        </text:list-item>
      </text:list>
      <text:p text:style-name="P4"/>
      <text:p text:style-name="P4"/>
      <text:p text:style-name="P17"><text:span text:style-name="T2">U</text:span><text:span text:style-name="T1">nione:</text:span></text:p>
      <text:list xml:id="list2074080777" text:style-name="L3">
        <text:list-item>
          <text:p text:style-name="P13">Sceglie se lavorare sui turni preparatori o di servizio</text:p>
        </text:list-item>
        <text:list-item>
          <text:p text:style-name="P13">Se è in definizione un turno di servizio seleziona l’evento dalla lista e successivamente il servizio</text:p>
        </text:list-item>
        <text:list-item>
          <text:p text:style-name="P13">Sceglie una data sul calendario</text:p>
        </text:list-item>
        <text:list-item>
          <text:p text:style-name="P14">Inserisce un turno <text:span text:style-name="T3">e </text:span>durata, eventualmente specificando ricorrenza <text:span text:style-name="T3">e</text:span> luogo</text:p>
        </text:list-item>
        <text:list-item>
          <text:p text:style-name="P13">Se è in definizione un turno di servizio può indicare una data limite per togliere la disponibilità</text:p>
          <text:p text:style-name="P13">se vuole torna al passo 3, se è soddisfatto prosegue</text:p>
        </text:list-item>
        <text:list-item>
          <text:p text:style-name="P13">Se necessario raggruppa un insieme di turni</text:p>
          <text:p text:style-name="P13">ripete 6 finché non è soddisfatto</text:p>
        </text:list-item>
        <text:list-item>
          <text:p text:style-name="P16"><text:span text:style-name="T4">Volendo n</text:span>otifica ai cuochi l’aggiunta di nuovi turni</text:p>
        </text:list-item>
        <text:list-item>
          <text:p text:style-name="P13">Se necessario modifica e/o elimina un turno o un gruppo di turni, eventualmente specificando la ricorrenza</text:p>
        </text:list-item>
        <text:list-item>
          <text:p text:style-name="P16"><text:span text:style-name="T4">Volendo n</text:span>otifica ai cuochi l’aggiunta di nuovi turni</text:p>
          <text:p text:style-name="P16">ripete passi 8 e 9 finché non è soddisfatto</text:p>
          <text:p text:style-name="P13">se vuole torna al passo 3, altrimenti termina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5:59:43.004000000</dc:date>
    <meta:editing-duration>PT44M27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4" meta:word-count="338" meta:character-count="1971" meta:non-whitespace-character-count="1685"/>
  </office:meta>
</office:document-meta>
</file>